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9.9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3.082cm"/>
    </style:style>
    <style:style style:name="co7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17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style-name="ce13" table:formula="of:=SUM([.C3:.C4])" office:value-type="float" office:value="5" calcext:value-type="float">
            <text:p>5</text:p>
          </table:table-cell>
          <table:table-cell table:style-name="ce17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style-name="ce13" table:formula="of:=SUM([.C5:.C9])" office:value-type="float" office:value="12" calcext:value-type="float">
            <text:p>12</text:p>
          </table:table-cell>
          <table:table-cell table:style-name="ce17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style-name="ce13" table:formula="of:=SUM([.C10:.C13])" office:value-type="float" office:value="8" calcext:value-type="float">
            <text:p>8</text:p>
          </table:table-cell>
          <table:table-cell table:style-name="ce17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style-name="ce13" table:formula="of:=SUM([.C14:.C19])" office:value-type="float" office:value="19" calcext:value-type="float">
            <text:p>19</text:p>
          </table:table-cell>
          <table:table-cell table:style-name="ce17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style-name="ce13" table:formula="of:=SUM([.C20:.C23])" office:value-type="float" office:value="16" calcext:value-type="float">
            <text:p>16</text:p>
          </table:table-cell>
          <table:table-cell table:style-name="ce17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style-name="ce13" table:formula="of:=SUM([.C24:.C27])" office:value-type="float" office:value="16" calcext:value-type="float">
            <text:p>16</text:p>
          </table:table-cell>
          <table:table-cell table:style-name="ce17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style-name="ce13" table:formula="of:=SUM([.C28:.C31])" office:value-type="float" office:value="15" calcext:value-type="float">
            <text:p>15</text:p>
          </table:table-cell>
          <table:table-cell table:style-name="ce17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style-name="ce13" table:formula="of:=SUM([.C32:.C35])" office:value-type="float" office:value="13" calcext:value-type="float">
            <text:p>13</text:p>
          </table:table-cell>
          <table:table-cell table:style-name="ce1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 table:style-name="ce13" table:formula="of:=SUM([.C36:.C38])" office:value-type="float" office:value="12" calcext:value-type="float">
            <text:p>12</text:p>
          </table:table-cell>
          <table:table-cell table:style-name="ce17" office:value-type="string" calcext:value-type="string">
            <text:p>Pulida del filesystem – Prueba pasada – Funcionando</text:p>
          </table:table-cell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 table:style-name="ce13" table:formula="of:=SUM([.C39:.C41])" office:value-type="float" office:value="11" calcext:value-type="float">
            <text:p>11</text:p>
          </table:table-cell>
          <table:table-cell table:style-name="ce17" office:value-type="string" calcext:value-type="string">
            <text:p>Pruebas en placa collar – Primeros resultados</text:p>
          </table:table-cell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Primeras mediciones</text:p>
          </table:table-cell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 table:style-name="ce13"/>
          <table:table-cell table:style-name="ce17"/>
        </table:table-row>
        <table:table-row table:style-name="ro1">
          <table:table-cell/>
          <table:table-cell office:value-type="date" office:date-value="2020-09-07" calcext:value-type="date">
            <text:p>07/09/20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9-08" calcext:value-type="date">
            <text:p>08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style-name="ce13" table:formula="of:=SUM([.G3:.G23])"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09-11" calcext:value-type="date">
            <text:p>1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09-14" calcext:value-type="date">
            <text:p>1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09-15" calcext:value-type="date">
            <text:p>15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09-16" calcext:value-type="date">
            <text:p>16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09-18" calcext:value-type="date">
            <text:p>18/09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10-12" calcext:value-type="date">
            <text:p>12/10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jorado branch SPIFFS y merg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10-13" calcext:value-type="date">
            <text:p>13/10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s y mejoras varias – Apto para prueba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20-10-14" calcext:value-type="date">
            <text:p>14/10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s – Prueba pasada</text:p>
          </table:table-cell>
          <table:table-cell/>
          <table:table-cell table:style-name="ce18" office:value-type="string" calcext:value-type="string">
            <text:p>Etapa</text:p>
          </table:table-cell>
          <table:table-cell table:style-name="ce18" office:value-type="string" calcext:value-type="string">
            <text:p>Consumo (mA)</text:p>
          </table:table-cell>
          <table:table-cell/>
        </table:table-row>
        <table:table-row table:style-name="ro1">
          <table:table-cell/>
          <table:table-cell office:value-type="date" office:date-value="2020-10-19" calcext:value-type="date">
            <text:p>19/10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a – Pruebas con placa nueva</text:p>
          </table:table-cell>
          <table:table-cell/>
          <table:table-cell table:style-name="ce6" office:value-type="string" calcext:value-type="string">
            <text:p>Sleep</text:p>
          </table:table-cell>
          <table:table-cell table:style-name="ce6" office:value-type="string" calcext:value-type="string">
            <text:p>4.3 / 3.7</text:p>
          </table:table-cell>
          <table:table-cell/>
        </table:table-row>
        <table:table-row table:style-name="ro1">
          <table:table-cell/>
          <table:table-cell office:value-type="date" office:date-value="2020-10-21" calcext:value-type="date">
            <text:p>21/10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bado en placa nueva – Primeros resultados</text:p>
          </table:table-cell>
          <table:table-cell/>
          <table:table-cell table:style-name="ce6" office:value-type="string" calcext:value-type="string">
            <text:p>No sleep – No WiFi</text:p>
          </table:table-cell>
          <table:table-cell table:style-name="ce6" office:value-type="string" calcext:value-type="string">
            <text:p>~70</text:p>
          </table:table-cell>
          <table:table-cell/>
        </table:table-row>
        <table:table-row table:style-name="ro1">
          <table:table-cell/>
          <table:table-cell office:value-type="date" office:date-value="2020-10-22" calcext:value-type="date">
            <text:p>22/10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undos resultados – Branch autocalibracion</text:p>
          </table:table-cell>
          <table:table-cell/>
          <table:table-cell table:style-name="ce6" office:value-type="string" calcext:value-type="string">
            <text:p>No sleep – Wifi</text:p>
          </table:table-cell>
          <table:table-cell table:style-name="ce6" office:value-type="string" calcext:value-type="string">
            <text:p>&gt;100</text:p>
          </table:table-cell>
          <table:table-cell/>
        </table:table-row>
        <table:table-row table:style-name="ro1">
          <table:table-cell/>
          <table:table-cell table:style-name="ce3" office:value-type="date" office:date-value="2020-10-26" calcext:value-type="date">
            <text:p>26/10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as mediciones de consumo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0-11-03" calcext:value-type="date">
            <text:p>03/11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ciones tester Horacio – Problemas de HW?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ce6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style-name="ce15" table:formula="of:=SUM([.C3:.C48])" office:value-type="float" office:value="131" calcext:value-type="float">
            <text:p>131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0:22:20.513332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11-03T11:29:53.085605336</dc:date>
    <meta:editing-duration>PT8H43M48S</meta:editing-duration>
    <meta:editing-cycles>64</meta:editing-cycles>
    <meta:generator>LibreOffice/7.0.3.1$Linux_X86_64 LibreOffice_project/00$Build-1</meta:generator>
    <meta:document-statistic meta:table-count="1" meta:cell-count="188" meta:object-count="0"/>
  </office:meta>
</office:document-meta>
</file>